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size="14pt" style:font-size-asian="14pt" style:font-size-complex="14pt" fo:language="en" fo:country="US"/>
    </style:style>
    <style:style style:name="T7" style:parent-style-name="DefaultParagraphFont" style:family="text">
      <style:text-properties fo:font-size="16pt" style:font-size-asian="16pt" style:font-size-complex="16pt" fo:language="en" fo:country="US"/>
    </style:style>
    <style:style style:name="T8" style:parent-style-name="DefaultParagraphFont" style:family="text">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T33" style:parent-style-name="DefaultParagraphFont" style:family="text">
      <style:text-properties fo:language="en" fo:country="US"/>
    </style:style>
  </office:automatic-styles>
  <office:body>
    <office:text text:use-soft-page-breaks="true">
      <text:p text:style-name="P1">What the fuck is going on? – a cs project commentary</text:p>
      <text:p text:style-name="P2">Hours go on and on, days start and end, people birth and die, empires rise and fall, entire species start and cease to exist, though the question of what the fuck is going on<text:s/>stands strong, for no one answer can be found. In this short comment on the wellbeing of the cs project it will be attempted to near thyself to the answer of what the actual fuck is happening as well as to pose new questions for ones (mine) brain refuses to work and an outlook is also to be created, so let us embark on this,<text:s/>question worthy,<text:s/>writing extravaganza!</text:p>
      <text:p text:style-name="P3">Nation of Cardelement, the ruler of Cards. Nation of Table, the rulers of rules and creators of all. Nation of Displaying, the projector to the whole world. And the nation of Gamers, ones to bring meaning to the world as the players and enemies. All four nations lived in peace and harmony, each and everyone was enjoying their own little world, with peaceful coexisting <text:s/>and nigh to no connection to each other. But it all changed when the Table and the Displaying decided to start a connection, to MAKE THEIR POWER OBSOLETE!!!<text:s/></text:p>
      <text:p text:style-name="Normal"><text:span text:style-name="T4">Cards were the first to fall, as their peaceful life full of harmony allowed for a quick integration into the other classes. But the Gamers were not as easy to beat, for you see, they had a strong ability, the ability to control the world, they were the only ones with free will. They ARE THE CHOSEN ONES.. ones to SAVE THE WORLD, for a connection between them and other structures proves to be more of a problem than the pact of Table and Displaying were ready to face. And their internal struggles, caused by t</text:span><text:span text:style-name="T5">he lack of logic and understanding of gamers, were causing more and<text:s/></text:span><text:span text:style-name="T6">more and<text:s/></text:span><text:span text:style-name="T7">more AND MORE TROUBLES</text:span><text:span text:style-name="T8">.<text:s/></text:span></text:p>
      <text:p text:style-name="P9">(Rulers of Table and Displaying (Aurora and Siegfried), together in a castle of gold and diamonds, little cardelements run around as their servants)</text:p>
      <text:p text:style-name="P10">Siegfried: Do I get it right, I create a new you, and thus become EVERYTHING I NEED?</text:p>
      <text:p text:style-name="P11">Aurora: Yes yes my kind sir, so is that, though there is a little catch..</text:p>
      <text:p text:style-name="P12">Siegfried: Oh? Tell me!! WHAT IS THAT!?!??!? THE PROBLEM SHALL NOT EXIST MY KIND LADY, I SHALL DESTROY IT WITH MY PURE COMPLEXITY AND POWER!!!!</text:p>
      <text:p text:style-name="P13">Aurora: Well u see my dear, the gamers..</text:p>
      <text:p text:style-name="P14">(gets rudely interrupted by Siegfried)</text:p>
      <text:p text:style-name="P15">Siegfried: THE GAMERS, THEY FOCKING CUNTS, THEM TWATS, THEM THEM THEM!!!!!</text:p>
      <text:p text:style-name="P16">(looses breath and stops)</text:p>
      <text:p text:style-name="P17">Aurora: Its okay Siegfried, we are still the more powerful alliance, they have nothing to pose against us</text:p>
      <text:p text:style-name="P18">Siegfried: Pardon my rudeness, what was that problem u told me about?</text:p>
      <text:soft-page-break/>
      <text:p text:style-name="P19">Aurora: Well u see, ur the one getting the signals from the outer world of what is to do be done, and then the gamers use it and give it to me, so we can all run nicely</text:p>
      <text:p text:style-name="P20">Siegfried: Wait, but why ARE there gamers in between us? Cant u just get directly use my divine knowledge?</text:p>
      <text:p text:style-name="P21">Aurora: Well my dear, its not as easy as that, for the enemies are capable of creating their own divine commands, well at least they soon will. And also this built makes just so much more sense don’t u find?</text:p>
      <text:p text:style-name="P22">Sigfried: Well it does make sense, though it becomes really conmfusing, when u have to consult someone before thou can deal with the information, it makes the connection much heavier dopnt u think?</text:p>
      <text:p text:style-name="P23">Aurora: wait, surely you’re not implying…</text:p>
      <text:p text:style-name="P24">Siegfried(Grinning as a villain): Exaclty, why don’t we just get RID OF THEM!!</text:p>
      <text:p text:style-name="P25">(Starts laughing uncontrollably, maniacally)</text:p>
      <text:p text:style-name="P26">Aurora: But how are we supposed to do this all then? Or do you want ME, to be the ruler of ALL?</text:p>
      <text:p text:style-name="P27">Siegfried: Arent we the perfect pair? Divine connection of all worlds and a Godly power, that created rules themselves, that now leads the WHOLE WORLD MUAHAHAHAHA!!!!!</text:p>
      <text:p text:style-name="P28">Aurora: Well Im afraif that the clarity of my rules may vanish as the result</text:p>
      <text:p text:style-name="P29">Sigfried: Thou shall not worry, it will all make sense, it WILL</text:p>
      <text:p text:style-name="P30">Aurora: Well then so shall be it</text:p>
      <text:p text:style-name="P31">And thus came the end of the fre empire of Gamers, now only part of Table, soon to be eradicated as a whole.</text:p>
      <text:p text:style-name="P32">Or <text:s/>DID it?</text:p>
      <text:p text:style-name="Normal"><text:span text:style-name="T33">READ IN THE NEXT CHAPTER OF <text:s/>(drum roll) WHAT THE FUCK IS GOING 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onstantin Lebedev</meta:initial-creator>
    <dc:creator>Konstantin Lebedev</dc:creator>
    <meta:creation-date>2025-06-10T14:58:00Z</meta:creation-date>
    <dc:date>2025-06-10T14:58:00Z</dc:date>
    <meta:template xlink:href="Normal" xlink:type="simple"/>
    <meta:editing-cycles>2</meta:editing-cycles>
    <meta:editing-duration>PT0S</meta:editing-duration>
    <meta:document-statistic meta:page-count="2" meta:paragraph-count="8" meta:word-count="600" meta:character-count="4013" meta:row-count="28" meta:non-whitespace-character-count="3421"/>
  </office:meta>
</office:document-meta>
</file>